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language="de" fo:country="DE"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de" fo:country="D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style>
    <style:style style:name="T1" style:family="text">
      <style:text-properties style:text-line-through-style="none" style:font-name="Arial" fo:font-size="11.25pt" style:text-underline-style="none" fo:font-weight="normal" style:text-blinking="false" fo:background-color="transparent"/>
    </style:style>
    <style:style style:name="T2" style:family="text">
      <style:text-properties fo:font-variant="normal" fo:text-transform="none" fo:color="#000000" style:font-name="arial" fo:font-size="12pt" fo:letter-spacing="normal" fo:font-style="normal" fo:font-weight="bold"/>
    </style:style>
    <style:style style:name="T3" style:family="text">
      <style:text-properties fo:font-size="12pt" fo:language="de" fo:country="DE"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chluss Bericht</text:p>
      <text:p text:style-name="P1"/>
      <text:p text:style-name="P2">Datum:<text:tab/><text:tab/>27.08.2012</text:p>
      <text:p text:style-name="P2">Rolle:<text:tab/><text:tab/><text:tab/>Developer</text:p>
      <text:p text:style-name="P2">Name:<text:tab/><text:tab/><text:tab/>Christian Eppler</text:p>
      <text:p text:style-name="P2"/>
      <text:p text:style-name="P2"/>
      <text:p text:style-name="P2">Rückblickend auf den Verlauf des Projektes ist ersichtlich das Anfangs vieles nicht 100 Prozent richtig gelaufen sind.</text:p>
      <text:p text:style-name="P2"><text:s text:c="2"/>Anfangs wurde das Projekt zu Konserativ gestartet in dem die Teams nicht Fachlich sondern nach Schichtenmodel orientiert aufgeteilt wurden.</text:p>
      <text:p text:style-name="P2">Dies führte dazu das ein großer Klärungsbedarf zwischen diesen Teams einstand und es nicht nur einmal zu Missverständnissen gekommen ist.</text:p>
      <text:p text:style-name="P4"><text:span text:style-name="T3">Die Umstellung auf Fachlich getrennte Teams ist <text:s/>zu spät erfolgt da das Projekt bis zu diesem Zeitpunkt zu weit vorgeschritten war um zu erreichen das jeder Entwickler das ganze Spektrum des Projektes im gleichen ausmaß verstehen konnte. </text:span></text:p>
      <text:p text:style-name="P4"><text:span text:style-name="T3"><text:s text:c="2"/>Somit war es nicht möglich den so genanten „</text:span><text:span text:style-name="Emphasis"><text:span text:style-name="T2">Truck Factor</text:span></text:span><text:span text:style-name="T3">“ gering zu halten was dazu führte das in der Klausurzeit sowie in der Nachfolgenden Zeit viele Aufgaben nur mit Problemen zu erledigen waren da benötige Personen, welche sich mit dem benötigten Aufgabengebiet auskannten, nur schwer bis gar nicht zu erreichen waren. </text:span></text:p>
      <text:p text:style-name="P4"><text:span text:style-name="T3"><text:s text:c="2"/>Für mich war das Projekt sehr Aufschlussreich in so fern das mir viele Fehler ersichtlich wurden welche beim agilen vorgehen gemacht werden können.</text:span></text:p>
      <text:p text:style-name="P2"/>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0T00:31:20</meta:creation-date>
    <dc:date>2012-08-27T08:28:06</dc:date>
    <meta:editing-duration>PT3M27S</meta:editing-duration>
    <meta:editing-cycles>5</meta:editing-cycles>
    <meta:generator>LibreOffice/3.5$Linux_X86_64 LibreOffice_project/350m1$Build-2</meta:generator>
    <meta:document-statistic meta:table-count="0" meta:image-count="0" meta:object-count="0" meta:page-count="1" meta:paragraph-count="10" meta:word-count="176" meta:character-count="1185" meta:non-whitespace-character-count="1005"/>
  </office:meta>
</office:document-meta>
</file>